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center" style:justify-single-word="false"/>
      <style:text-properties fo:font-size="14pt" officeooo:rsid="00176e50" officeooo:paragraph-rsid="00176e50" style:font-size-asian="12.25pt" style:font-size-complex="14pt"/>
    </style:style>
    <style:style style:name="P2" style:family="paragraph" style:parent-style-name="Standard">
      <style:paragraph-properties fo:text-align="center" style:justify-single-word="false"/>
      <style:text-properties fo:font-size="12pt" officeooo:rsid="00176e50" officeooo:paragraph-rsid="00176e50" style:font-size-asian="10.5pt" style:font-size-complex="12pt"/>
    </style:style>
    <style:style style:name="P3" style:family="paragraph" style:parent-style-name="Standard">
      <style:paragraph-properties fo:text-align="justify" style:justify-single-word="false"/>
      <style:text-properties fo:font-size="12pt" officeooo:rsid="00176e50" officeooo:paragraph-rsid="0018367c" style:font-size-asian="10.5pt" style:font-size-complex="12pt"/>
    </style:style>
    <style:style style:name="P4" style:family="paragraph" style:parent-style-name="Standard">
      <style:paragraph-properties fo:text-align="justify" style:justify-single-word="false"/>
      <style:text-properties fo:font-size="12pt" officeooo:rsid="0018367c" officeooo:paragraph-rsid="0018367c" style:font-size-asian="10.5pt" style:font-size-complex="12pt"/>
    </style:style>
    <style:style style:name="P5" style:family="paragraph" style:parent-style-name="Standard">
      <style:paragraph-properties fo:text-align="justify" style:justify-single-word="false"/>
      <style:text-properties fo:font-size="12pt" officeooo:rsid="001a08fc" officeooo:paragraph-rsid="001a08fc" style:font-size-asian="10.5pt" style:font-size-complex="12pt"/>
    </style:style>
    <style:style style:name="P6" style:family="paragraph" style:parent-style-name="Standard">
      <style:paragraph-properties fo:text-align="justify" style:justify-single-word="false"/>
      <style:text-properties fo:font-size="12pt" officeooo:rsid="001a57f3" officeooo:paragraph-rsid="001a57f3" style:font-size-asian="10.5pt" style:font-size-complex="12pt"/>
    </style:style>
    <style:style style:name="P7" style:family="paragraph" style:parent-style-name="Standard">
      <style:paragraph-properties fo:text-align="justify" style:justify-single-word="false"/>
      <style:text-properties fo:font-size="12pt" officeooo:rsid="001b88cb" officeooo:paragraph-rsid="001b88cb" style:font-size-asian="10.5pt" style:font-size-complex="12pt"/>
    </style:style>
    <style:style style:name="P8" style:family="paragraph" style:parent-style-name="Standard">
      <style:paragraph-properties fo:text-align="justify" style:justify-single-word="false"/>
      <style:text-properties fo:font-size="12pt" officeooo:rsid="001d4099" officeooo:paragraph-rsid="001d4099" style:font-size-asian="10.5pt" style:font-size-complex="12pt"/>
    </style:style>
    <style:style style:name="P9" style:family="paragraph" style:parent-style-name="Standard">
      <style:paragraph-properties fo:text-align="justify" style:justify-single-word="false"/>
      <style:text-properties fo:font-size="12pt" officeooo:rsid="0020d352" officeooo:paragraph-rsid="0020d352" style:font-size-asian="10.5pt" style:font-size-complex="12pt"/>
    </style:style>
    <style:style style:name="P10" style:family="paragraph" style:parent-style-name="Standard">
      <style:paragraph-properties fo:text-align="justify" style:justify-single-word="false"/>
      <style:text-properties fo:font-size="12pt" officeooo:rsid="00226ef0" officeooo:paragraph-rsid="002d16fd" style:font-size-asian="10.5pt" style:font-size-complex="12pt"/>
    </style:style>
    <style:style style:name="P11" style:family="paragraph" style:parent-style-name="Standard">
      <style:paragraph-properties fo:text-align="justify" style:justify-single-word="false"/>
      <style:text-properties fo:font-size="12pt" officeooo:rsid="002d16fd" officeooo:paragraph-rsid="002d16fd" style:font-size-asian="10.5pt" style:font-size-complex="12pt"/>
    </style:style>
    <style:style style:name="P12" style:family="paragraph" style:parent-style-name="Standard">
      <style:paragraph-properties fo:text-align="justify" style:justify-single-word="false"/>
      <style:text-properties fo:font-size="12pt" officeooo:rsid="002eeb9c" officeooo:paragraph-rsid="002eeb9c" style:font-size-asian="10.5pt" style:font-size-complex="12pt"/>
    </style:style>
    <style:style style:name="P13" style:family="paragraph" style:parent-style-name="Standard">
      <style:paragraph-properties fo:text-align="justify" style:justify-single-word="false"/>
      <style:text-properties fo:font-size="12pt" style:text-underline-style="solid" style:text-underline-width="auto" style:text-underline-color="font-color" fo:font-weight="bold" officeooo:rsid="002021d6" officeooo:paragraph-rsid="002021d6" style:font-size-asian="10.5pt" style:font-weight-asian="bold" style:font-size-complex="12pt" style:font-weight-complex="bold"/>
    </style:style>
    <style:style style:name="P14" style:family="paragraph" style:parent-style-name="Standard">
      <style:paragraph-properties fo:text-align="justify" style:justify-single-word="false"/>
      <style:text-properties fo:font-size="12pt" officeooo:rsid="0023c6a2" officeooo:paragraph-rsid="002d16fd" style:font-size-asian="10.5pt" style:font-size-complex="12pt"/>
    </style:style>
    <style:style style:name="P15" style:family="paragraph" style:parent-style-name="Standard">
      <style:paragraph-properties fo:line-height="100%" fo:text-align="justify" style:justify-single-word="false"/>
      <style:text-properties fo:font-size="11pt" officeooo:rsid="000de9e9" officeooo:paragraph-rsid="003341f7" style:font-size-asian="11pt" style:font-size-complex="11pt"/>
    </style:style>
    <style:style style:name="P16" style:family="paragraph" style:parent-style-name="Standard">
      <style:paragraph-properties fo:line-height="100%" fo:text-align="justify" style:justify-single-word="false"/>
      <style:text-properties officeooo:paragraph-rsid="003341f7"/>
    </style:style>
    <style:style style:name="T1" style:family="text">
      <style:text-properties officeooo:rsid="0018367c"/>
    </style:style>
    <style:style style:name="T2" style:family="text">
      <style:text-properties officeooo:rsid="0018f41f"/>
    </style:style>
    <style:style style:name="T3" style:family="text">
      <style:text-properties officeooo:rsid="001b88cb"/>
    </style:style>
    <style:style style:name="T4" style:family="text">
      <style:text-properties officeooo:rsid="001b9f69"/>
    </style:style>
    <style:style style:name="T5" style:family="text">
      <style:text-properties officeooo:rsid="001d4099"/>
    </style:style>
    <style:style style:name="T6" style:family="text">
      <style:text-properties officeooo:rsid="001ea572"/>
    </style:style>
    <style:style style:name="T7" style:family="text">
      <style:text-properties style:text-underline-style="solid" style:text-underline-width="auto" style:text-underline-color="font-color" fo:font-weight="bold" style:font-weight-asian="bold" style:font-weight-complex="bold"/>
    </style:style>
    <style:style style:name="T8" style:family="text">
      <style:text-properties style:text-underline-style="solid" style:text-underline-width="auto" style:text-underline-color="font-color" fo:font-weight="bold" officeooo:rsid="002bddf9" style:font-weight-asian="bold" style:font-weight-complex="bold"/>
    </style:style>
    <style:style style:name="T9" style:family="text">
      <style:text-properties officeooo:rsid="00229742"/>
    </style:style>
    <style:style style:name="T10" style:family="text">
      <style:text-properties officeooo:rsid="0030d0a4"/>
    </style:style>
    <style:style style:name="T11" style:family="text">
      <style:text-properties fo:font-size="11pt" style:font-size-asian="11pt" style:font-size-complex="11pt"/>
    </style:style>
    <style:style style:name="T12" style:family="text">
      <style:text-properties fo:font-size="11pt" officeooo:rsid="000de9e9" style:font-size-asian="11pt" style:font-size-complex="11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POINT CLOUD GENERATION AND MATCHING WITH ICP ALGORITHM</text:p>
      <text:p text:style-name="P2">Project Proposal by Sahil Arora (32953)</text:p>
      <text:p text:style-name="P2"/>
      <text:p text:style-name="P3">3D reconstruction from 2D images has been <text:span text:style-name="T1">an area of interest in Autonomous driving. While various state-of-art algorithms and open source softwares (eg: Visual SFM [1] , Meshroom [2] and more) are available, this project concerns with one of the fundamental steps of 3D reconstruction i.e. Point could generation. Normally, stereo cameras or RGB-D videos tend to simply the job by providing pre-set camera intrinsics. But generating a depth map with random images with unknown camera intrinsics is an interesting task and that is the exact scope of this project.</text:span></text:p>
      <text:p text:style-name="P3"/>
      <text:p text:style-name="P13">Objective:</text:p>
      <text:p text:style-name="P4">Below are the steps to tackle the project (which are further explained with help of sources):</text:p>
      <text:p text:style-name="P4"/>
      <text:p text:style-name="P4">1. <text:span text:style-name="T2">Take 6 photographs of a object (to be defined, probably a mug or a cereal box) from different views. The photos are to be taken with mobile phone digital camera (Samsung J6).</text:span></text:p>
      <text:p text:style-name="P4"/>
      <text:p text:style-name="P5">2. Calculate the camera parameters namely Distortion coefficients, Focal length and Optical Center.</text:p>
      <text:p text:style-name="P5"/>
      <text:p text:style-name="P6">3. Pair 2 images together and generate a depth map using OpenCV library. <text:span text:style-name="T3">This depth map can be easily saved as a .ply file that contains the point cloud data.</text:span></text:p>
      <text:p text:style-name="P7">(a total of 3 point clouds <text:span text:style-name="T5">namely A1,A2,A3</text:span> will be generated from 6 available images).</text:p>
      <text:p text:style-name="P7"/>
      <text:p text:style-name="P7">4. <text:span text:style-name="T4">Merge these 3 point clouds into a single point cloud (named A) using the ICP algorithm[3] with help of Open3D[4] library.</text:span></text:p>
      <text:p text:style-name="P7"/>
      <text:p text:style-name="P8">5. To compare our work with available technology, <text:span text:style-name="T6">generate</text:span> a separate point cloud <text:span text:style-name="T6">(named B) using Visual SFM. With open-source software CloudCompare[5], compare these 2 point clouds quantitatively.</text:span></text:p>
      <text:p text:style-name="P8"/>
      <text:p text:style-name="P9"><text:span text:style-name="T7">References/ Sources </text:span><text:span text:style-name="T8">to be used</text:span><text:span text:style-name="T7">:</text:span> </text:p>
      <text:p text:style-name="P10">The photographs must be taken from <text:span text:style-name="T9">enough</text:span> angles to understand the scene and 3D-dimensional relationship. Recommendations and guidelines by Carnegie Mellon University, USA can be found at their webpage[6]. </text:p>
      <text:p text:style-name="P14">OpenCV is an open-source library covering many functions and algorithms. The library can be downloaded and set up for use by steps given on their website[7]. OpenCV provides with an extensive list of tutorials and theory for better understanding. To calibrate the camera and to generate the depth map, refer to tutorial webpage[8]. Additionally, a project covered by Omar Padierna can be found at his github repository[9]. This project explains well about the need and procedure of camera calibration. Omar’s repository can be referred to export depth map as ply files. </text:p>
      <text:p text:style-name="P10"/>
      <text:p text:style-name="P14">Open3D is an open-source library (available in C++ and Python) used to deal with 3D data. Open3D can be set up easily in Ubuntu with the given instructions on webpage[10]. It also provides a detailed examples with source code and explanation which can be employed to match point clouds[11]. Further, a You-Tube video by Dr Cyrill Stachniss (University of Bonn) is helpful in learning details of ICP algorithm[12].</text:p>
      <text:p text:style-name="P10"/>
      <text:p text:style-name="P11">Visual-SFM is an open-source software that facilitates features like camera pose estimation and dense cloud generation. This software is considered as benchmark for comparing our work. Visual Sfm can be set up using instructions and example provided on homepage[13]. Comparison is point clouds A and B is done using software CloudCompare which can be installed through webpage[14]. Tutorial to compare the two clouds under consideration is found at webpage[15].</text:p>
      <text:p text:style-name="P11"/>
      <text:p text:style-name="P12"><text:soft-page-break/>Apart from these references, <text:span text:style-name="T10">theory</text:span> part and <text:span text:style-name="T10">conceptual </text:span>understanding <text:span text:style-name="T10">is necessary and can be found at book by Szeliski[16].</text:span></text:p>
      <text:p text:style-name="P12"/>
      <text:p text:style-name="P12"/>
      <text:p text:style-name="P16"><text:span text:style-name="T12">#</text:span><text:span text:style-name="T11">feature description and matching by ORB (scale is similar) and Brute Force (no time consideration)</text:span></text:p>
      <text:p text:style-name="P16"><text:span text:style-name="T11">Fundamental Matrix by Open CV library</text:span></text:p>
      <text:p text:style-name="P16"><text:span text:style-name="T11">Trianglution: with the fundm. matrix find normal projection of ray from point of image i to image j, calculate the difference vector in terms of depth and find Jacobian, equate to zero and solve for depth. Project this depth map.</text:span></text:p>
      <text:p text:style-name="P15">#</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5-08T12:26:24.349870459</meta:creation-date>
    <dc:date>2020-05-09T18:12:08.666551280</dc:date>
    <meta:editing-duration>PT5H52M11S</meta:editing-duration>
    <meta:editing-cycles>28</meta:editing-cycles>
    <meta:generator>LibreOffice/6.0.7.3$Linux_X86_64 LibreOffice_project/00m0$Build-3</meta:generator>
    <meta:document-statistic meta:table-count="0" meta:image-count="0" meta:object-count="0" meta:page-count="2" meta:paragraph-count="22" meta:word-count="605" meta:character-count="3773" meta:non-whitespace-character-count="3185"/>
  </office:meta>
</office:document-meta>
</file>